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104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3.57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Default" style:data-style-name="N84">
      <style:text-properties style:font-name="Noto Sans CJK JP Medium" style:font-name-asian="Noto Sans CJK JP Medium"/>
    </style:style>
    <style:style style:name="ce7" style:family="table-cell" style:parent-style-name="Default">
      <style:text-properties style:font-name="Noto Sans CJK JP Medium" style:font-name-asian="Noto Sans CJK JP Medium"/>
    </style:style>
  </office:automatic-styles>
  <office:body>
    <office:spreadsheet>
      <table:calculation-settings table:automatic-find-labels="false" table:use-regular-expressions="false" table:use-wildcards="true"/>
      <table:table table:name="Cases" table:style-name="ta1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number-columns-repeated="55" table:default-cell-style-name="ce7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otal PCR tests</text:p>
          </table:table-cell>
          <table:table-cell office:value-type="string" calcext:value-type="string">
            <text:p>Positive test results</text:p>
          </table:table-cell>
          <table:table-cell table:number-columns-repeated="55"/>
        </table:table-row>
        <table:table-row table:style-name="ro1">
          <table:table-cell office:value-type="date" office:date-value="2020-02-21" calcext:value-type="date">
            <text:p>2020-02-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2" calcext:value-type="date">
            <text:p>2020-02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4" calcext:value-type="date">
            <text:p>2020-02-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5" calcext:value-type="date">
            <text:p>2020-02-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6" calcext:value-type="date">
            <text:p>2020-02-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7" calcext:value-type="date">
            <text:p>2020-02-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8" calcext:value-type="date">
            <text:p>2020-02-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9" calcext:value-type="date">
            <text:p>2020-02-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1" calcext:value-type="date">
            <text:p>2020-03-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2" calcext:value-type="date">
            <text:p>2020-03-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3" calcext:value-type="date">
            <text:p>2020-03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4" calcext:value-type="date">
            <text:p>2020-03-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5" calcext:value-type="date">
            <text:p>2020-03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6" calcext:value-type="date">
            <text:p>2020-03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7" calcext:value-type="date">
            <text:p>2020-03-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8" calcext:value-type="date">
            <text:p>2020-03-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9" calcext:value-type="date">
            <text:p>2020-03-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0" calcext:value-type="date">
            <text:p>2020-03-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1" calcext:value-type="date">
            <text:p>2020-03-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2" calcext:value-type="date">
            <text:p>2020-03-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5" calcext:value-type="date">
            <text:p>2020-03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4" calcext:value-type="date">
            <text:p>2020-04-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49" calcext:value-type="float">
            <text:p>149</text:p>
          </table:table-cell>
          <table:table-cell office:value-type="float" office:value="91" calcext:value-type="float">
            <text:p>91</text:p>
          </table:table-cell>
          <table:table-cell table:number-columns-repeated="55"/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number-columns-repeated="55"/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table:number-columns-repeated="55"/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table:number-columns-repeated="55"/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table:number-columns-repeated="55"/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 table:number-rows-repeated="1048188">
          <table:table-cell table:number-columns-repeated="58"/>
        </table:table-row>
        <table:table-row table:style-name="ro1"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text>¥</number:text>
      <number:number number:decimal-places="0" number:min-decimal-places="0" number:min-integer-digits="1" number:grouping="true"/>
    </number:number-style>
    <number:number-style style:name="N111">
      <number:text>-¥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text>¥</number:text>
      <number:number number:decimal-places="0" number:min-decimal-places="0" number:min-integer-digits="1" number:grouping="true"/>
    </number:number-style>
    <number:number-style style:name="N112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4P0" style:volatile="true">
      <number:text>¥</number:text>
      <number:number number:decimal-places="2" number:min-decimal-places="2" number:min-integer-digits="1" number:grouping="true"/>
    </number:number-style>
    <number:number-style style:name="N114">
      <number:text>-¥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¥</number:text>
      <number:number number:decimal-places="2" number:min-decimal-places="2" number:min-integer-digits="1" number:grouping="true"/>
    </number:number-style>
    <number:number-style style:name="N115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5P0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date-style style:name="N117">
      <number:day number:style="long"/>
      <number:text>-</number:text>
      <number:month number:textual="true"/>
    </number:date-style>
    <number:date-style style:name="N118">
      <number:month number:textual="true"/>
      <number:text>-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date-style style:name="N129">
      <number:month number:style="long"/>
      <number:text>/</number:text>
      <number:day number:style="long"/>
      <number:text>/</number:text>
      <number:year/>
    </number:date-style>
    <number:date-style style:name="N130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31">
      <number:hours/>
      <number:text>時</number:text>
      <number:minutes number:style="long"/>
      <number:text>分</number:text>
    </number:time-style>
    <number:time-style style:name="N132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33">
      <number:year number:style="long"/>
      <number:text>年</number:text>
      <number:month number:style="long"/>
      <number:text>月</number:text>
    </number:date-style>
    <number:date-style style:name="N134">
      <number:month number:style="long"/>
      <number:text>月</number:text>
      <number:day number:style="long"/>
      <number:text>日</number:text>
    </number:date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2" style:volatile="true">
      <number:text> ¥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P0" style:volatile="true">
      <number:number number:decimal-places="0" number:min-decimal-places="0" number:min-integer-digits="1"/>
      <number:text> </number:text>
    </number:number-style>
    <number:number-style style:name="N160">
      <style:text-properties fo:color="#ff0000"/>
      <number:text>(</number:text>
      <number:number number:decimal-places="0" number:min-decimal-places="0" number:min-integer-digits="1"/>
      <number:text>)</number:text>
      <style:map style:condition="value()&gt;=0" style:apply-style-name="N160P0"/>
    </number:number-style>
    <number:number-style style:name="N161">
      <number:number number:decimal-places="0" number:min-decimal-places="0" number:min-integer-digits="1" number:grouping="true"/>
      <number:text> </number:text>
    </number:number-style>
    <number:date-style style:name="N10110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4">0000/00/00</text:date>, <text:time style:data-style-name="N2" text:time-value="08:53:28.183591879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19T09:36:12.029917599</meta:creation-date>
    <dc:date>2021-03-14T08:56:05.586949822</dc:date>
    <meta:editing-duration>PT6H46S</meta:editing-duration>
    <meta:editing-cycles>68</meta:editing-cycles>
    <meta:generator>LibreOffice/7.1.0.3$Linux_X86_64 LibreOffice_project/f6099ecf3d29644b5008cc8f48f42f4a40986e4c</meta:generator>
    <meta:document-statistic meta:table-count="1" meta:cell-count="1161" meta:object-count="0"/>
  </office:meta>
</office:document-meta>
</file>